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2_._5f_Installatie_5f_uitvoeren.C32" style:display-name="2._Installatie_uitvoeren.C32" style:family="table-cell">
      <style:table-cell-properties fo:padding="0.019cm" fo:border="none"/>
    </style:style>
    <style:style style:name="_32_._5f_Installatie_5f_uitvoeren.C33" style:display-name="2._Installatie_uitvoeren.C3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3" style:family="table-row">
      <style:table-row-properties style:min-row-height="0.388cm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d1ec96e" style:font-size-asian="12pt" style:font-size-complex="12pt"/>
    </style:style>
    <style:style style:name="P17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8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19" style:family="paragraph" style:parent-style-name="Standard">
      <style:text-properties style:font-name="Liberation Sans" fo:font-size="12pt" officeooo:rsid="0e0463fc" officeooo:paragraph-rsid="10b5b188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22" style:family="paragraph" style:parent-style-name="Footnote">
      <style:text-properties style:font-name="Liberation Sans" fo:font-size="10pt" officeooo:paragraph-rsid="11180aad" style:font-size-asian="10pt" style:font-size-complex="10pt"/>
    </style:style>
    <style:style style:name="P23" style:family="paragraph" style:parent-style-name="Footnote">
      <style:text-properties style:font-name="Liberation Sans" officeooo:paragraph-rsid="1015e93a"/>
    </style:style>
    <style:style style:name="P24" style:family="paragraph" style:parent-style-name="Footnote">
      <style:text-properties style:font-name="Liberation Sans" officeooo:paragraph-rsid="108c34c3"/>
    </style:style>
    <style:style style:name="P25" style:family="paragraph" style:parent-style-name="Footnote">
      <style:text-properties style:font-name="Liberation Sans" officeooo:rsid="043ccc66" officeooo:paragraph-rsid="0e849f1d"/>
    </style:style>
    <style:style style:name="P26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3fe0b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0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f1e3d1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05d6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7864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6ba42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073611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e8aa5aa"/>
    </style:style>
    <style:style style:name="P49" style:family="paragraph" style:parent-style-name="Standard">
      <style:text-properties officeooo:rsid="0e8aa5aa" officeooo:paragraph-rsid="0e8aa5aa"/>
    </style:style>
    <style:style style:name="P50" style:family="paragraph" style:parent-style-name="Standard">
      <style:text-properties officeooo:rsid="0e8aa5aa" officeooo:paragraph-rsid="0fb98046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2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3" style:family="paragraph" style:parent-style-name="Footnote">
      <style:text-properties officeooo:rsid="043ccc66" officeooo:paragraph-rsid="0e849f1d"/>
    </style:style>
    <style:style style:name="P5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5" style:family="paragraph" style:parent-style-name="Standard">
      <style:text-properties officeooo:paragraph-rsid="0f99f892"/>
    </style:style>
    <style:style style:name="P56" style:family="paragraph" style:parent-style-name="Standard">
      <style:text-properties officeooo:paragraph-rsid="0fb98046"/>
    </style:style>
    <style:style style:name="P57" style:family="paragraph" style:parent-style-name="Standard">
      <style:text-properties officeooo:paragraph-rsid="0fc931f5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c8b5238"/>
    </style:style>
    <style:style style:name="P60" style:family="paragraph" style:parent-style-name="Standard">
      <style:paragraph-properties fo:text-align="center" style:justify-single-word="false"/>
      <style:text-properties officeooo:paragraph-rsid="0d1ec96e"/>
    </style:style>
    <style:style style:name="P61" style:family="paragraph" style:parent-style-name="Standard">
      <style:paragraph-properties fo:text-align="center" style:justify-single-word="false"/>
      <style:text-properties officeooo:paragraph-rsid="0fb98046"/>
    </style:style>
    <style:style style:name="P62" style:family="paragraph" style:parent-style-name="Standard">
      <style:paragraph-properties fo:text-align="center" style:justify-single-word="false"/>
      <style:text-properties officeooo:paragraph-rsid="0e03342d"/>
    </style:style>
    <style:style style:name="P63" style:family="paragraph" style:parent-style-name="Standard">
      <style:paragraph-properties fo:text-align="center" style:justify-single-word="false"/>
      <style:text-properties officeooo:paragraph-rsid="0d8c21b9"/>
    </style:style>
    <style:style style:name="P64" style:family="paragraph" style:parent-style-name="Standard">
      <style:paragraph-properties fo:text-align="center" style:justify-single-word="false"/>
      <style:text-properties officeooo:paragraph-rsid="0fd58c4e"/>
    </style:style>
    <style:style style:name="P65" style:family="paragraph" style:parent-style-name="Standard">
      <style:paragraph-properties fo:text-align="center" style:justify-single-word="false"/>
      <style:text-properties officeooo:paragraph-rsid="0e0bda5c"/>
    </style:style>
    <style:style style:name="P66" style:family="paragraph" style:parent-style-name="Standard">
      <style:paragraph-properties fo:text-align="center" style:justify-single-word="false"/>
      <style:text-properties officeooo:paragraph-rsid="0cc5fe5b"/>
    </style:style>
    <style:style style:name="P67" style:family="paragraph" style:parent-style-name="Standard">
      <style:paragraph-properties fo:text-align="center" style:justify-single-word="false"/>
      <style:text-properties officeooo:paragraph-rsid="0e38fc62"/>
    </style:style>
    <style:style style:name="P68" style:family="paragraph" style:parent-style-name="Standard">
      <style:paragraph-properties fo:text-align="center" style:justify-single-word="false"/>
      <style:text-properties officeooo:paragraph-rsid="0e82f1b0"/>
    </style:style>
    <style:style style:name="P69" style:family="paragraph" style:parent-style-name="Standard">
      <style:paragraph-properties fo:text-align="center" style:justify-single-word="false"/>
      <style:text-properties officeooo:paragraph-rsid="101431c5"/>
    </style:style>
    <style:style style:name="P70" style:family="paragraph" style:parent-style-name="Standard">
      <style:paragraph-properties fo:text-align="center" style:justify-single-word="false"/>
      <style:text-properties officeooo:paragraph-rsid="10178c94"/>
    </style:style>
    <style:style style:name="P71" style:family="paragraph" style:parent-style-name="Standard">
      <style:paragraph-properties fo:text-align="center" style:justify-single-word="false"/>
      <style:text-properties officeooo:paragraph-rsid="10a6ab30"/>
    </style:style>
    <style:style style:name="P72" style:family="paragraph" style:parent-style-name="Standard">
      <style:text-properties officeooo:paragraph-rsid="0fcd2b2a"/>
    </style:style>
    <style:style style:name="P73" style:family="paragraph" style:parent-style-name="Standard">
      <style:text-properties officeooo:paragraph-rsid="0fad1a3f"/>
    </style:style>
    <style:style style:name="P74" style:family="paragraph" style:parent-style-name="Standard">
      <style:text-properties officeooo:paragraph-rsid="0e0463fc"/>
    </style:style>
    <style:style style:name="P75" style:family="paragraph" style:parent-style-name="Standard">
      <style:text-properties officeooo:paragraph-rsid="0e2a40f4"/>
    </style:style>
    <style:style style:name="P76" style:family="paragraph" style:parent-style-name="Standard">
      <style:text-properties officeooo:paragraph-rsid="100a8329"/>
    </style:style>
    <style:style style:name="P77" style:family="paragraph" style:parent-style-name="Standard">
      <style:text-properties officeooo:paragraph-rsid="101b90cf"/>
    </style:style>
    <style:style style:name="P78" style:family="paragraph" style:parent-style-name="Standard">
      <style:text-properties officeooo:paragraph-rsid="1020f7f1"/>
    </style:style>
    <style:style style:name="P79" style:family="paragraph" style:parent-style-name="Standard">
      <style:text-properties officeooo:rsid="0fde3dbd" officeooo:paragraph-rsid="102ebb87"/>
    </style:style>
    <style:style style:name="P80" style:family="paragraph" style:parent-style-name="Footnote">
      <style:text-properties officeooo:paragraph-rsid="104cbf60"/>
    </style:style>
    <style:style style:name="P81" style:family="paragraph" style:parent-style-name="Footnote">
      <style:text-properties officeooo:paragraph-rsid="104dd9dc"/>
    </style:style>
    <style:style style:name="P82" style:family="paragraph" style:parent-style-name="Standard">
      <style:text-properties officeooo:paragraph-rsid="10ab1f0a"/>
    </style:style>
    <style:style style:name="P83" style:family="paragraph" style:parent-style-name="Standard">
      <style:text-properties officeooo:rsid="10b5b188" officeooo:paragraph-rsid="10b5b188"/>
    </style:style>
    <style:style style:name="P84" style:family="paragraph" style:parent-style-name="Standard">
      <style:text-properties officeooo:paragraph-rsid="10bb6617"/>
    </style:style>
    <style:style style:name="P85" style:family="paragraph" style:parent-style-name="Standard">
      <style:text-properties officeooo:paragraph-rsid="10c51381"/>
    </style:style>
    <style:style style:name="P86" style:family="paragraph" style:parent-style-name="Footnote">
      <style:text-properties officeooo:paragraph-rsid="105c5e96"/>
    </style:style>
    <style:style style:name="P8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officeooo:paragraph-rsid="10d478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>
      <style:text-properties officeooo:paragraph-rsid="0dbec325"/>
    </style:style>
    <style:style style:name="P91" style:family="paragraph" style:parent-style-name="Standard">
      <style:text-properties officeooo:paragraph-rsid="10e03ba9"/>
    </style:style>
    <style:style style:name="P92" style:family="paragraph" style:parent-style-name="Standard">
      <style:text-properties officeooo:paragraph-rsid="10eb1cc2"/>
    </style:style>
    <style:style style:name="P93" style:family="paragraph" style:parent-style-name="Standard">
      <style:text-properties officeooo:paragraph-rsid="0b0ddd8e"/>
    </style:style>
    <style:style style:name="P94" style:family="paragraph" style:parent-style-name="Standard">
      <style:text-properties officeooo:paragraph-rsid="1104ef98"/>
    </style:style>
    <style:style style:name="P95" style:family="paragraph" style:parent-style-name="Standard">
      <style:paragraph-properties style:writing-mode="lr-tb"/>
      <style:text-properties officeooo:paragraph-rsid="11062487"/>
    </style:style>
    <style:style style:name="P96" style:family="paragraph" style:parent-style-name="Standard">
      <style:text-properties officeooo:paragraph-rsid="11073611"/>
    </style:style>
    <style:style style:name="P97" style:family="paragraph" style:parent-style-name="Standard">
      <style:text-properties officeooo:paragraph-rsid="1108b645"/>
    </style:style>
    <style:style style:name="P98" style:family="paragraph" style:parent-style-name="Footnote">
      <style:text-properties fo:color="#000000" loext:opacity="100%" style:font-name="Liberation Sans" fo:font-size="10pt" fo:language="nl" fo:country="NL" officeooo:rsid="0b8e0034" officeooo:paragraph-rsid="0f984cd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99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10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" style:family="text">
      <style:text-properties fo:language="nl" fo:country="NL" style:text-underline-style="none" officeooo:rsid="10f44ed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" style:family="text">
      <style:text-properties fo:language="nl" fo:country="NL" style:text-underline-style="none" officeooo:rsid="1100bc8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" style:family="text">
      <style:text-properties officeooo:rsid="02f99a6c"/>
    </style:style>
    <style:style style:name="T6" style:family="text">
      <style:text-properties style:font-name="Liberation Sans" fo:font-size="12pt"/>
    </style:style>
    <style:style style:name="T7" style:family="text">
      <style:text-properties style:font-name="Liberation Sans" fo:font-size="12pt" style:font-size-asian="12pt" style:font-size-complex="12pt"/>
    </style:style>
    <style:style style:name="T8" style:family="text">
      <style:text-properties style:font-name="Liberation Sans" fo:font-size="12pt" officeooo:rsid="0d1ec96e" style:font-size-asian="12pt" style:font-size-complex="12pt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fo:font-style="normal" fo:background-color="transparent" loext:char-shading-value="0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style:text-underline-style="none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style:text-underline-style="none" fo:background-color="transparent" loext:char-shading-value="0" style:font-size-asian="12pt" style:font-size-complex="12pt"/>
    </style:style>
    <style:style style:name="T16" style:family="text">
      <style:text-properties style:font-name="Liberation Sans" fo:font-size="12pt" style:text-underline-style="none" officeooo:rsid="10f44ed2" fo:background-color="transparent" loext:char-shading-value="0" style:font-size-asian="12pt" style:font-size-complex="12pt"/>
    </style:style>
    <style:style style:name="T17" style:family="text">
      <style:text-properties style:font-name="Liberation Sans" fo:font-size="12pt" style:text-underline-style="none" officeooo:rsid="1100bc87" fo:background-color="transparent" loext:char-shading-value="0" style:font-size-asian="12pt" style:font-size-complex="12pt"/>
    </style:style>
    <style:style style:name="T18" style:family="text">
      <style:text-properties style:font-name="Liberation Sans" fo:font-size="12pt" fo:background-color="transparent" loext:char-shading-value="0" style:font-size-asian="12pt" style:font-size-complex="12pt"/>
    </style:style>
    <style:style style:name="T19" style:family="text">
      <style:text-properties style:font-name="Liberation Sans" fo:font-size="12pt" officeooo:rsid="10cedf4f" fo:background-color="transparent" loext:char-shading-value="0" style:font-size-asian="12pt" style:font-size-complex="12pt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officeooo:rsid="10048e31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10ca42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111161f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111352e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10cb9fc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10b5b188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109fefdd" style:font-size-asian="10pt" style:language-asian="nl" style:country-asian="NL" style:font-style-asian="normal" style:font-name-complex="Bitstream Vera Sans" style:font-size-complex="10pt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105755b2" style:font-size-asian="10pt" style:language-asian="nl" style:country-asian="NL" style:font-style-asian="normal" style:font-name-complex="Bitstream Vera Sans" style:font-size-complex="10pt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ee67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f113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1107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1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1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18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fef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9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en" fo:country="GB" officeooo:rsid="01657261" fo:background-color="transparent" loext:char-shading-value="0" style:font-size-asian="10pt" style:font-size-complex="10pt"/>
    </style:style>
    <style:style style:name="T151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fo:language="en" fo:country="GB" officeooo:rsid="01657261" fo:background-color="transparent" loext:char-shading-value="0" style:font-size-asian="10pt" style:font-size-complex="10pt"/>
    </style:style>
    <style:style style:name="T164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2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75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7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1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2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3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loext:opacity="100%" style:font-name="Liberation Sans" fo:font-size="12pt" fo:language="nl" fo:country="NL" fo:font-style="normal" officeooo:rsid="0eb8b612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93" style:family="text">
      <style:text-properties fo:color="#000000" loext:opacity="100%" style:font-name="Liberation Sans" fo:font-size="12pt" fo:language="nl" fo:country="NL" fo:font-style="normal" officeooo:rsid="0eb9508b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10f7d9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style:font-size-asian="12pt" style:font-size-complex="12pt"/>
    </style:style>
    <style:style style:name="T20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03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04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style:text-underline-style="none" officeooo:rsid="10f44e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style:text-underline-style="none" officeooo:rsid="1100bc8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officeooo:rsid="0e031d57" fo:background-color="transparent" loext:char-shading-value="0" style:font-size-asian="12pt" style:language-asian="nl" style:country-asian="NL" style:font-size-complex="12pt"/>
    </style:style>
    <style:style style:name="T220" style:family="text">
      <style:text-properties style:use-window-font-color="true" loext:opacity="0%" style:font-name="Liberation Sans" fo:font-size="12pt" fo:language="nl" fo:country="NL" officeooo:rsid="0e050851" fo:background-color="transparent" loext:char-shading-value="0" style:font-size-asian="12pt" style:language-asian="nl" style:country-asian="NL" style:font-size-complex="12pt" style:language-complex="nl" style:country-complex="NL"/>
    </style:style>
    <style:style style:name="T221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style:text-underline-style="none" officeooo:rsid="1100bc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style:font-size-asian="12pt" style:font-size-complex="12pt"/>
    </style:style>
    <style:style style:name="T224" style:family="text">
      <style:text-properties officeooo:rsid="04473353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officeooo:rsid="10b5b188" style:font-weight-asian="bold" style:font-weight-complex="bold"/>
    </style:style>
    <style:style style:name="T227" style:family="text">
      <style:text-properties officeooo:rsid="0aace3cd"/>
    </style:style>
    <style:style style:name="T228" style:family="text">
      <style:text-properties fo:font-size="10pt" officeooo:rsid="04473353" style:font-size-asian="10pt" style:font-size-complex="10pt"/>
    </style:style>
    <style:style style:name="T229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officeooo:rsid="0f95a7a0"/>
    </style:style>
    <style:style style:name="T233" style:family="text">
      <style:text-properties officeooo:rsid="0f8f58bd"/>
    </style:style>
    <style:style style:name="T234" style:family="text">
      <style:text-properties style:font-name="Ubuntu1" fo:font-size="10pt" officeooo:rsid="04473353" style:font-size-asian="10pt" style:font-size-complex="10pt"/>
    </style:style>
    <style:style style:name="T235" style:family="text">
      <style:text-properties officeooo:rsid="101b90cf"/>
    </style:style>
    <style:style style:name="T236" style:family="text">
      <style:text-properties officeooo:rsid="101e15d6"/>
    </style:style>
    <style:style style:name="T237" style:family="text">
      <style:text-properties officeooo:rsid="10048e31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4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c24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ae487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5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fo:color="#000000" loext:opacity="100%" style:text-line-through-style="none" style:text-line-through-type="none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officeooo:rsid="10a19599"/>
    </style:style>
    <style:style style:name="T271" style:family="text">
      <style:text-properties officeooo:rsid="10b5b188"/>
    </style:style>
    <style:style style:name="T272" style:family="text">
      <style:text-properties officeooo:rsid="10b887a8"/>
    </style:style>
    <style:style style:name="T273" style:family="text">
      <style:text-properties officeooo:rsid="10cedf4f"/>
    </style:style>
    <style:style style:name="T274" style:family="text">
      <style:text-properties officeooo:rsid="10048e31" style:font-size-asian="11pt" style:font-size-complex="11pt"/>
    </style:style>
    <style:style style:name="T275" style:family="text">
      <style:text-properties officeooo:rsid="10b7d6ce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99"><text:span text:style-name="T177">C</text:span><text:span text:style-name="T176">hecklist voor </text:span><text:span text:style-name="T178">de installatie</text:span><text:span text:style-name="T176"> van </text:span><text:span text:style-name="T176"><text:user-field-get text:name="Distro">Debian</text:user-field-get></text:span><text:span text:style-name="T179"><text:s/></text:span><text:span text:style-name="T179"><text:user-field-get text:name="Version">12</text:user-field-get></text:span><text:span text:style-name="T180"><text:note text:id="ftn1" text:note-class="footnote"><text:note-citation>1</text:note-citation><text:note-body><text:p text:style-name="P24"><text:span text:style-name="T245">D</text:span><text:span text:style-name="T246">eze </text:span><text:span text:style-name="T254"><text:user-field-get text:name="Distro">Debian</text:user-field-get></text:span><text:span text:style-name="T247"><text:s/></text:span><text:span text:style-name="T253"><text:user-field-get text:name="Version">12</text:user-field-get></text:span><text:span text:style-name="T253"><text:s/></text:span><text:span text:style-name="T255">Desktop</text:span><text:span text:style-name="T246"> (codenaam </text:span><text:span text:style-name="T250">bookworm</text:span><text:span text:style-name="T246">) van </text:span><text:span text:style-name="T252">11 </text:span><text:span text:style-name="T251">juni</text:span><text:span text:style-name="T248"> </text:span><text:span text:style-name="T259"><text:user-field-get text:name="Releaseyear">2023</text:user-field-get></text:span><text:span text:style-name="T249"><text:s/></text:span><text:span text:style-name="T246">wordt gedurende 5 jaar ondersteund tot </text:span><text:span text:style-name="T252">30 </text:span><text:span text:style-name="T251">juni</text:span><text:span text:style-name="T246"> 202</text:span><text:span text:style-name="T251">8</text:span><text:span text:style-name="T246">.</text:span></text:p></text:note-body></text:note></text:span><text:span text:style-name="T181"><text:s/></text:span><text:span text:style-name="T183">Desktop</text:span><text:span text:style-name="T182">.</text:span></text:p>
      <text:p text:style-name="P37"/>
      <text:p text:style-name="P34"/>
      <text:p text:style-name="P87">Vul het tekstvak achter &lt;...&gt; in</text:p>
      <text:p text:style-name="Standard"><text:span text:style-name="T2">&lt;</text:span><text:span text:style-name="T4">g</text:span><text:span text:style-name="T3">ebruiker</text:span><text:span text:style-name="T2">&gt;</text:span><text:span text:style-name="T208"><text:tab/><text:tab/></text:span><text:span text:style-name="T223"> <text:tab/><text:tab/></text:span><draw:control text:anchor-type="as-char" svg:y="-0.4cm" draw:z-index="16" draw:name="Gebruiker 1" draw:style-name="gr2" draw:text-style-name="P107" svg:width="6.002cm" svg:height="0.5cm" draw:control="control15"><svg:title>Gebruiker</svg:title><svg:desc>Volledige naam, bijv. Jan Stek</svg:desc></draw:control><text:span text:style-name="T209"><text:tab/></text:span><text:span text:style-name="T210">b</text:span><text:span text:style-name="T260">ij</text:span><text:span text:style-name="T262">v.</text:span><text:span text:style-name="T207"> </text:span><text:span text:style-name="T219">J</text:span><text:span text:style-name="T220">a</text:span><text:span text:style-name="T219">n </text:span><text:span text:style-name="T220">Jansen</text:span></text:p>
      <text:p text:style-name="Standard"><text:span text:style-name="T221">&lt;</text:span><text:span text:style-name="T222">g</text:span><text:span text:style-name="T15">ebruikersnaam&gt;<text:tab/></text:span><text:span text:style-name="T217"><draw:control text:anchor-type="as-char" svg:y="-0.4cm" draw:z-index="17" draw:name="Gberuikersnaam 2" draw:style-name="gr2" draw:text-style-name="P107" svg:width="6.002cm" svg:height="0.5cm" draw:control="control16"><svg:title>Gebruikersnaam</svg:title><svg:desc>Korte naam, bijv. jan</svg:desc></draw:control></text:span><text:span text:style-name="T217"><text:tab/></text:span><text:span text:style-name="T218">b</text:span><text:span text:style-name="T264">ijv.</text:span><text:span text:style-name="T10"> </text:span><text:span text:style-name="T192">j</text:span><text:span text:style-name="T193">a</text:span><text:span text:style-name="T192">n</text:span></text:p>
      <text:p text:style-name="Standard"><text:span text:style-name="T15">&lt;</text:span><text:span text:style-name="T17">c</text:span><text:span text:style-name="T16">omputernaam</text:span><text:span text:style-name="T15">&gt;</text:span><text:span text:style-name="T217"><text:tab/><text:tab/></text:span><text:span text:style-name="T18"><draw:control text:anchor-type="as-char" svg:y="-0.4cm" draw:z-index="18" draw:name="Computernaam 1" draw:style-name="gr2" draw:text-style-name="P107" svg:width="6.002cm" svg:height="0.5cm" draw:control="control17"><svg:title>Computernaam</svg:title><svg:desc>Unieke naam van de computer</svg:desc></draw:control></text:span><text:span text:style-name="T18"><text:tab/></text:span><text:span text:style-name="T19">b</text:span><text:span text:style-name="T265">ijv.</text:span><text:span text:style-name="T212"> </text:span><text:span text:style-name="T213">pc02</text:span></text:p>
      <text:p text:style-name="P27"><text:span text:style-name="T214">&lt;</text:span><text:span text:style-name="T216">g</text:span><text:span text:style-name="T215">ebruiker</text:span><text:span text:style-name="T214">&gt;<text:tab/></text:span><text:span text:style-name="T211"><text:tab/></text:span><text:span text:style-name="T223"> <text:tab/><text:tab/></text:span><text:span text:style-name="T209"><draw:control text:anchor-type="as-char" svg:y="-0.4cm" draw:z-index="19" draw:name="Gebruiker 2" draw:style-name="gr2" draw:text-style-name="P108" svg:width="6.002cm" svg:height="0.5cm" draw:control="control18"><svg:title>Gebruiker</svg:title><svg:desc>Volledige naam, bijv. Jan Stek</svg:desc></draw:control></text:span><text:span text:style-name="T209"><text:tab/></text:span><text:span text:style-name="T210">e</text:span><text:span text:style-name="T261">vt. </text:span><text:span text:style-name="T263">extra </text:span><text:span text:style-name="T261">gebruiker</text:span><text:span text:style-name="T263">s</text:span></text:p>
      <text:p text:style-name="P92"><text:span text:style-name="T214">&lt;</text:span><text:span text:style-name="T216">g</text:span><text:span text:style-name="T215">ebruikersnaam</text:span><text:span text:style-name="T214">&gt;<text:tab/></text:span><text:span text:style-name="T205"><draw:control text:anchor-type="as-char" svg:y="-0.4cm" draw:z-index="20" draw:name="Gberuikersnaam 1" draw:style-name="gr2" draw:text-style-name="P107" svg:width="6.002cm" svg:height="0.5cm" draw:control="control19"><svg:title>Gebruikersnaam</svg:title><svg:desc>Korte naam, bijv. jan</svg:desc></draw:control></text:span><text:span text:style-name="T205"><text:tab/></text:span><text:span text:style-name="T206">e</text:span><text:span text:style-name="T266">vt. </text:span><text:span text:style-name="T267">extra </text:span><text:span text:style-name="T266">gebruiker</text:span><text:span text:style-name="T267">s</text:span></text:p>
      <text:p text:style-name="P89"><text:span text:style-name="T273">v</text:span>ervang &lt;...&gt; in deze checklist door de waarde in het tekstvak.</text:p>
      <text:p text:style-name="P28"/>
      <text:p text:style-name="P31"/>
      <text:p text:style-name="P26"><text:span text:style-name="Strong_20_Emphasis"><text:span text:style-name="T172">Nog niet op Linux?</text:span></text:span><text:span text:style-name="T186"><text:tab/></text:span><text:span text:style-name="T189">G</text:span><text:span text:style-name="T185">ebruik </text:span><text:span text:style-name="Strong_20_Emphasis"><text:span text:style-name="T190">Checklist </text:span></text:span><text:span text:style-name="Strong_20_Emphasis"><text:span text:style-name="T191">overzetten</text:span></text:span><text:span text:style-name="T185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87"> onder </text:span><text:span text:style-name="Strong_20_Emphasis"><text:span text:style-name="T173">Linux</text:span></text:span><text:span text:style-name="T188">.</text:span></text:p>
      <text:p text:style-name="P21"><text:span text:style-name="Strong_20_Emphasis"><text:span text:style-name="T174">Nieuwe installatie?</text:span></text:span><text:span text:style-name="T169"><text:tab/></text:span><text:span text:style-name="T171">B</text:span><text:span text:style-name="T169">egin bij hoofdstuk </text:span><text:span text:style-name="Strong_20_Emphasis"><text:span text:style-name="T174"><text:bookmark-ref text:reference-format="page" text:ref-name="__RefNumPara__4009_1271708128">2</text:bookmark-ref></text:span></text:span><text:span text:style-name="Strong_20_Emphasis"><text:span text:style-name="T174"><text:s text:c="2"/></text:span></text:span><text:span text:style-name="Strong_20_Emphasis"><text:span text:style-name="T175"><text:bookmark-ref text:reference-format="text" text:ref-name="__RefNumPara__4009_1271708128">Installatie uitvoeren</text:bookmark-ref></text:span></text:span><text:span text:style-name="T170">.</text:span></text:p>
      <text:p text:style-name="P29"><text:span text:style-name="Strong_20_Emphasis"/></text:p>
      <text:p text:style-name="P29"><text:span text:style-name="Strong_20_Emphasis"/></text:p>
      <text:list text:style-name="L1">
        <text:list-item>
          <text:p text:style-name="P100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32"><text:span text:style-name="Strong_20_Emphasis"/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78"><draw:control text:anchor-type="as-char" draw:z-index="2" draw:name="Vorm3" draw:style-name="gr1" draw:text-style-name="P10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78"><draw:control text:anchor-type="as-char" draw:z-index="9" draw:name="Vorm 2" draw:style-name="gr1" draw:text-style-name="P106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54"><text:span text:style-name="T51">Aanmelden als &lt;</text:span><text:span text:style-name="T73">g</text:span><text:span text:style-name="T11">ebruike</text:span><text:span text:style-name="T12">r&gt;</text:span><text:span text:style-name="T52"><text:note text:id="ftn2" text:note-class="footnote"><text:note-citation>2</text:note-citation><text:note-body><text:p text:style-name="P25"><text:span text:style-name="T151">E</text:span><text:span text:style-name="T152">v</text:span><text:span text:style-name="T153">en</text:span><text:span text:style-name="T155">t</text:span><text:span text:style-name="T156">uele </text:span><text:span text:style-name="T157">extra </text:span><text:span text:style-name="T229">gebruiker</text:span><text:span text:style-name="T157">s aanmelden </text:span><text:span text:style-name="T158">en dezelfde stappen uitvoeren</text:span><text:span text:style-name="T154">.</text:span></text:p></text:note-body></text:note></text:span><text:span text:style-name="T52">.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1"><text:s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1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71"><text:span text:style-name="Strong_20_Emphasis"><text:span text:style-name="T119"><draw:control text:anchor-type="as-char" draw:z-index="21" draw:name="Vorm 5" draw:style-name="gr1" draw:text-style-name="P106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3" office:value-type="string">
            <text:p text:style-name="P94"><text:span text:style-name="T74">T</text:span><text:span text:style-name="T55">yp </text:span><text:span text:style-name="User_20_Entry"><text:span text:style-name="T25">term</text:span></text:span><text:span text:style-name="T68"> </text:span><text:span text:style-name="T74">op het activiteitenoverzicht</text:span><text:span text:style-name="T168"><text:note text:id="ftn3" text:note-class="footnote"><text:note-citation>3</text:note-citation><text:note-body><text:p text:style-name="P98">Druk op de Super-toets (Windows, Command, of Vergrootglas-toets) of klik in de linkerbovenhoek.</text:p></text:note-body></text:note></text:span><text:span text:style-name="T74"> </text:span><text:span text:style-name="T57">e</text:span><text:span text:style-name="T53">n </text:span><text:span text:style-name="T58">k</text:span><text:span text:style-name="T53">lik op het </text:span><text:span text:style-name="Strong_20_Emphasis"><text:span text:style-name="T94">Terminalvenster</text:span></text:span><text:span text:style-name="Strong_20_Emphasis"><text:span text:style-name="T75">-</text:span></text:span><text:span text:style-name="Strong_20_Emphasis"><text:span text:style-name="T53">pictogram</text:span></text:span><text:span text:style-name="Strong_20_Emphasis"><text:span text:style-name="T59">.</text:span></text:span><text:span text:style-name="Strong_20_Emphasis"><text:span text:style-name="T56"> 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/></text:p>
          </table:table-cell>
          <table:table-cell table:style-name="_31_._5f_Installatie_5f_voorbereiden.A1" office:value-type="string">
            <text:p text:style-name="P60"><text:span text:style-name="Strong_20_Emphasis"/></text:p>
          </table:table-cell>
          <table:table-cell table:style-name="_31_._5f_Installatie_5f_voorbereiden.D4" office:value-type="string">
            <text:p text:style-name="P90"><text:span text:style-name="T8">Typ</text:span><text:span text:style-name="T56"> de </text:span><text:span text:style-name="T71">volgende </text:span><text:span text:style-name="T60">drie </text:span><text:span text:style-name="T56">opdrachten, ieder gevolgd door de </text:span><text:span text:style-name="T30">Enter</text:span><text:span text:style-name="T53">-toets: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5" office:value-type="string">
            <text:p text:style-name="Standard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6" office:value-type="string">
            <text:p text:style-name="Standard"><text:span text:style-name="User_20_Entry"><text:span text:style-name="T23">wget karelzimmer.nl/</text:span></text:span><text:span text:style-name="User_20_Entry"><text:span text:style-name="T161">getkz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7" office:value-type="string">
            <text:p text:style-name="Standard"><text:span text:style-name="User_20_Entry"><text:span text:style-name="T23">bash </text:span></text:span><text:span text:style-name="User_20_Entry"><text:span text:style-name="T24">getkz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8" office:value-type="string">
            <text:p text:style-name="P49"><text:span text:style-name="T7">V</text:span><text:span text:style-name="T61">olg </text:span><text:span text:style-name="T62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9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71"><text:span text:style-name="Strong_20_Emphasis"><text:span text:style-name="T119"><draw:control text:anchor-type="as-char" draw:z-index="22" draw:name="Vorm 7" draw:style-name="gr1" draw:text-style-name="P106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119"><draw:control text:anchor-type="as-char" draw:z-index="23" draw:name="Vorm 8" draw:style-name="gr1" draw:text-style-name="P106" svg:width="0.35cm" svg:height="0.35cm" draw:control="control22"/></text:span></text:span></text:p>
          </table:table-cell>
          <table:table-cell table:style-name="_31_._5f_Installatie_5f_voorbereiden.D10" office:value-type="string">
            <text:p text:style-name="P97"><text:span text:style-name="T74">T</text:span><text:span text:style-name="T55">yp </text:span><text:span text:style-name="User_20_Entry"><text:span text:style-name="T26">menu</text:span></text:span><text:span text:style-name="T68"> </text:span><text:span text:style-name="T74">op het activiteitenoverzicht </text:span><text:span text:style-name="T57">e</text:span><text:span text:style-name="T53">n </text:span><text:span text:style-name="T58">k</text:span><text:span text:style-name="T53">lik op het </text:span><text:span text:style-name="Strong_20_Emphasis"><text:span text:style-name="T32">Installatiem</text:span></text:span><text:span text:style-name="Strong_20_Emphasis"><text:span text:style-name="T33">enu</text:span></text:span><text:span text:style-name="Strong_20_Emphasis"><text:span text:style-name="T75">-</text:span></text:span><text:span text:style-name="Strong_20_Emphasis"><text:span text:style-name="T53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/></text:p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1" office:value-type="string">
            <text:p text:style-name="P56"><text:span text:style-name="T69">Selecteer</text:span><text:span text:style-name="T62"> </text:span><text:span text:style-name="Strong_20_Emphasis"><text:span text:style-name="T31">1</text:span></text:span><text:span text:style-name="T92"> </text:span><text:span text:style-name="T93">Installatie voorbereiden</text:span><text:span text:style-name="T67">.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12" office:value-type="string">
            <text:p text:style-name="P50"><text:span text:style-name="T7">V</text:span><text:span text:style-name="T61">olg </text:span><text:span text:style-name="T62">de aanwijzingen op het scherm.</text:span></text:p>
          </table:table-cell>
        </table:table-row>
      </table:table>
      <text:p text:style-name="P36"/>
      <text:list text:continue-numbering="true" text:style-name="L1">
        <text:list-item>
          <text:p text:style-name="P101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3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78"><draw:control text:anchor-type="as-char" draw:z-index="3" draw:name="Vorm9" draw:style-name="gr1" draw:text-style-name="P106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76"><text:span text:style-name="T201">Start de computer op vanaf</text:span><text:span text:style-name="T201"><text:note text:id="ftn4" text:note-class="footnote"><text:note-citation>1</text:note-citation><text:note-body><text:p text:style-name="P86"><text:span text:style-name="T149">B</text:span><text:span text:style-name="T148">ootmenu/</text:span><text:span text:style-name="T149">S</text:span><text:span text:style-name="T148">etup</text:span><text:span text:style-name="T146"> via </text:span><text:span text:style-name="T144">é</text:span><text:span text:style-name="T145">é</text:span><text:span text:style-name="T149">n van de </text:span><text:span text:style-name="T147">Veelgebruikte toetsen:</text:span><text:span text:style-name="T150"> </text:span><text:span text:style-name="T163">Esc</text:span><text:span text:style-name="T150">, </text:span><text:span text:style-name="T163">Delete</text:span><text:span text:style-name="T150">, </text:span><text:span text:style-name="T163">F1</text:span><text:span text:style-name="T150">, </text:span><text:span text:style-name="T163">F2</text:span><text:span text:style-name="T150">, </text:span><text:span text:style-name="T163">F9</text:span><text:span text:style-name="T150">, </text:span><text:span text:style-name="T163">F10</text:span><text:span text:style-name="T150">, </text:span><text:span text:style-name="T163">F11</text:span><text:span text:style-name="T150">, of </text:span><text:span text:style-name="T163">F12</text:span></text:p></text:note-body></text:note></text:span><text:span text:style-name="T201"> </text:span><text:span text:style-name="T202">een </text:span><text:span text:style-name="T196"><text:user-field-get text:name="Distro">Debian</text:user-field-get></text:span><text:span text:style-name="T197"><text:s/></text:span><text:span text:style-name="T197"><text:user-field-get text:name="Version">12</text:user-field-get></text:span><text:span text:style-name="T197"><text:s/></text:span><text:span text:style-name="T199">Desktop</text:span><text:span text:style-name="T198"> </text:span><text:span text:style-name="T203">Live</text:span><text:span text:style-name="T115"><text:note text:id="ftn5" text:note-class="footnote"><text:note-citation>2</text:note-citation><text:note-body><text:p text:style-name="P23"><text:span text:style-name="T224">Vanaf een </text:span><text:span text:style-name="T232">L</text:span><text:span text:style-name="T224">ive </text:span><text:span text:style-name="T233">USB</text:span><text:span text:style-name="T227">-stick</text:span><text:span text:style-name="T234"> </text:span><text:span text:style-name="T224">kunt u opstarten en </text:span><text:span text:style-name="T228">met </text:span><text:span text:style-name="T204"><text:user-field-get text:name="Distro">Debian</text:user-field-get></text:span><text:span text:style-name="T204"><text:s/></text:span><text:span text:style-name="T224">werken zonder enige bestanden op de harde schijf te wijzigen en maakt ook installatie van </text:span><text:span text:style-name="T204"><text:user-field-get text:name="Distro">Debian</text:user-field-get></text:span><text:span text:style-name="T204"><text:s/></text:span><text:span text:style-name="T224">mogelijk.</text:span></text:p></text:note-body></text:note></text:span><text:span text:style-name="T114"> </text:span><text:span text:style-name="T118">USB</text:span><text:span text:style-name="T116">-stick</text:span><text:span text:style-name="T116"><text:note text:id="ftn6" text:note-class="footnote"><text:note-citation>3</text:note-citation><text:note-body><text:p text:style-name="P81"><text:span text:style-name="T135">Maak een opstartbare USB-stick</text:span><text:span text:style-name="T131">:</text:span><text:span text:style-name="Strong_20_Emphasis"><text:span text:style-name="T164"><text:line-break/></text:span></text:span><text:span text:style-name="T20">D</text:span><text:span text:style-name="T122">ow</text:span><text:span text:style-name="T123">nload </text:span><text:span text:style-name="T120">e</text:span><text:span text:style-name="T124">e</text:span><text:span text:style-name="T125">n</text:span><text:span text:style-name="T143"> </text:span><text:span text:style-name="T160">CD</text:span><text:span text:style-name="T159">-beeldbestand</text:span><text:span text:style-name="T123"> </text:span><text:span text:style-name="T129">(.iso) </text:span><text:span text:style-name="T126">v</text:span><text:span text:style-name="T127">anaf</text:span><text:span text:style-name="T128"> </text:span><text:a xlink:type="simple" xlink:href="https://www.debian.org/" text:style-name="Internet_20_link" text:visited-style-name="Visited_20_Internet_20_Link"><text:span text:style-name="T230">debian.org</text:span></text:a><text:span text:style-name="T128">, </text:span><text:span text:style-name="T130">klik </text:span><text:span text:style-name="T133">op </text:span><text:span text:style-name="sterk_20_accent_20_voetnoot"><text:span text:style-name="T38">Andere</text:span></text:span><text:span text:style-name="sterk_20_accent_20_voetnoot"><text:span text:style-name="T39"> downloads (onder Download</text:span></text:span><text:span text:style-name="sterk_20_accent_20_voetnoot"><text:span text:style-name="T38">en</text:span></text:span><text:span text:style-name="sterk_20_accent_20_voetnoot"><text:span text:style-name="T39">)</text:span></text:span><text:span text:style-name="T133"> en vervolgens op </text:span><text:span text:style-name="sterk_20_accent_20_voetnoot"><text:span text:style-name="T39">Live-Gnome</text:span></text:span><text:span text:style-name="T133"> (onder </text:span><text:span text:style-name="T133"><text:user-field-get text:name="Distro">Debian</text:user-field-get></text:span><text:span text:style-name="T133"><text:s/>Live </text:span><text:span text:style-name="T134">uitproberen voordat u installeert</text:span><text:span text:style-name="T133">).</text:span></text:p><text:p text:style-name="P80"><text:span text:style-name="Strong_20_Emphasis"><text:span text:style-name="T165"><text:tab/></text:span></text:span><text:span text:style-name="T132">De volgende stappen staan beschreven in </text:span><text:span text:style-name="sterk_20_accent_20_voetnoot"><text:span text:style-name="T40">Linux informatie</text:span></text:span><text:span text:style-name="T132">, te vinden op </text:span><text:a xlink:type="simple" xlink:href="https://karelzimmer.nl/" text:style-name="Internet_20_link" text:visited-style-name="Visited_20_Internet_20_Link"><text:span text:style-name="T231">karelzimmer.nl</text:span></text:a><text:span text:style-name="T132">, onder </text:span><text:span text:style-name="sterk_20_accent_20_voetnoot"><text:span text:style-name="T40">Linux</text:span></text:span><text:span text:style-name="T132">.</text:span></text:p></text:note-body></text:note></text:span><text:span text:style-name="T117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/></text:p>
          </table:table-cell>
          <table:table-cell table:style-name="_32_._5f_Installatie_5f_uitvoeren.C2" office:value-type="string">
            <text:p text:style-name="P41"><text:span text:style-name="T69">Selecteer</text:span><text:span text:style-name="T83"> </text:span><text:span text:style-name="Strong_20_Emphasis"><text:span text:style-name="T98">Live </text:span></text:span><text:span text:style-name="Strong_20_Emphasis"><text:span text:style-name="T99">system (amd64)</text:span></text:span><text:span text:style-name="T81"> </text:span><text:span text:style-name="T84">en druk op de </text:span><text:span text:style-name="T35">Enter</text:span><text:span text:style-name="T85">-</text:span><text:span text:style-name="T53">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9"><text:span text:style-name="Strong_20_Emphasis"><text:span text:style-name="T78"><draw:control text:anchor-type="as-char" draw:z-index="13" draw:name="Vorm13_ 2" draw:style-name="gr1" draw:text-style-name="P106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88">Volg de welkomstschermen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5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78"><draw:control text:anchor-type="as-char" draw:z-index="6" draw:name="Vorm13_1" draw:style-name="gr1" draw:text-style-name="P106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75"><text:span text:style-name="T42">Start de installatie</text:span><text:span text:style-name="T87"> </text:span><text:span text:style-name="T53">via </text:span><text:span text:style-name="T54">een </text:span><text:span text:style-name="T64">klik op </text:span><text:span text:style-name="Strong_20_Emphasis"><text:span text:style-name="T95">Activities</text:span></text:span><text:span text:style-name="T64"> en </text:span><text:span text:style-name="T65">een </text:span><text:span text:style-name="T64">klik op</text:span><text:span text:style-name="T66"> </text:span><text:span text:style-name="Strong_20_Emphasis"><text:span text:style-name="T96">Install Debian</text:span></text:span><text:span text:style-name="T43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7" office:value-type="string">
            <text:p text:style-name="P79"><text:span text:style-name="T237">Typ</text:span><text:span text:style-name="T21"> </text:span><text:span text:style-name="User_20_Entry"><text:span text:style-name="T274">live</text:span></text:span><text:span text:style-name="T21"> als</text:span><text:span text:style-name="T237">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8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8" office:value-type="string">
            <text:p text:style-name="P43"><text:span text:style-name="Emphasis"><text:span text:style-name="T244">Volg de installatieschermen en vul deze in.</text:span></text:span><text:span text:style-name="T256"/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8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78"><draw:control text:anchor-type="as-char" draw:z-index="8" draw:name="Vorm13_ 1" draw:style-name="gr1" draw:text-style-name="P106" svg:width="0.35cm" svg:height="0.35cm" draw:control="control7"/></text:span></text:span></text:p>
          </table:table-cell>
          <table:table-cell table:style-name="_32_._5f_Installatie_5f_uitvoeren.C11" office:value-type="string">
            <text:p text:style-name="P74"><text:span text:style-name="T42">Bij </text:span><text:span text:style-name="Strong_20_Emphasis"><text:span text:style-name="T102">Welcome</text:span></text:span><text:span text:style-name="T42">: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11" office:value-type="string">
            <text:p text:style-name="P77"><text:span text:style-name="T49">K</text:span><text:span text:style-name="T42">ies </text:span><text:span text:style-name="Strong_20_Emphasis"><text:span text:style-name="T102">Nederlands</text:span></text:span><text:span text:style-name="T42"> </text:span><text:span text:style-name="T50">en klik op </text:span><text:span text:style-name="Strong_20_Emphasis"><text:span text:style-name="T36">Volgende</text:span></text:span><text:span text:style-name="T50">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11" office:value-type="string">
            <text:p text:style-name="P74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70"><text:span text:style-name="Strong_20_Emphasis"><text:span text:style-name="T78"><draw:control text:anchor-type="as-char" draw:z-index="14" draw:name="Vorm13_ 3" draw:style-name="gr1" draw:text-style-name="P106" svg:width="0.35cm" svg:height="0.35cm" draw:control="control13"/></text:span></text:span></text:p>
          </table:table-cell>
          <table:table-cell table:style-name="_32_._5f_Installatie_5f_uitvoeren.C14" office:value-type="string">
            <text:p text:style-name="P17">Bij <text:span text:style-name="T225">Locatie</text:span>: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14" office:value-type="string">
            <text:p text:style-name="P19"><text:span text:style-name="T235">B</text:span>ij <text:span text:style-name="T225">Regio</text:span> <text:span text:style-name="T235">kies</text:span> <text:span text:style-name="T225">Europa</text:span> <text:span text:style-name="T271">en </text:span><text:span text:style-name="T37">klik op </text:span><text:span text:style-name="Strong_20_Emphasis"><text:span text:style-name="T107">Volgende</text:span></text:span><text:span text:style-name="T37">.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14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70"><text:span text:style-name="Strong_20_Emphasis"><text:span text:style-name="T78"><draw:control text:anchor-type="as-char" draw:z-index="15" draw:name="Vorm13_ 4" draw:style-name="gr1" draw:text-style-name="P106" svg:width="0.35cm" svg:height="0.35cm" draw:control="control14"/></text:span></text:span></text:p>
          </table:table-cell>
          <table:table-cell table:style-name="_32_._5f_Installatie_5f_uitvoeren.C17" office:value-type="string">
            <text:p text:style-name="P17">Bij <text:span text:style-name="T225">Toetsenbord</text:span>: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7" office:value-type="string">
            <text:p text:style-name="P19"><text:span text:style-name="T236">K</text:span>ies <text:span text:style-name="T225">English (US)</text:span> <text:span text:style-name="T270">en </text:span><text:span text:style-name="Strong_20_Emphasis"><text:span text:style-name="T270">English (US, intl., with dead keys)</text:span></text:span><text:span text:style-name="T270">, </text:span><text:span text:style-name="T271">en </text:span><text:span text:style-name="T37">klik op </text:span><text:span text:style-name="Strong_20_Emphasis"><text:span text:style-name="T107">Volgende</text:span></text:span><text:span text:style-name="T37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19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70"><text:span text:style-name="Strong_20_Emphasis"><text:span text:style-name="T78"><draw:control text:anchor-type="as-char" draw:z-index="28" draw:name="Vorm13_ 5" draw:style-name="gr1" draw:text-style-name="P106" svg:width="0.35cm" svg:height="0.35cm" draw:control="control27"/></text:span></text:span></text:p>
          </table:table-cell>
          <table:table-cell table:style-name="_32_._5f_Installatie_5f_uitvoeren.C19" office:value-type="string">
            <text:p text:style-name="P17">Bij <text:span text:style-name="T226">Partities</text:span>: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9" office:value-type="string">
            <text:p text:style-name="Standard"><text:span text:style-name="T236">K</text:span>ies <text:span text:style-name="T271">de juiste opties en </text:span><text:span text:style-name="T86">klik op </text:span><text:span text:style-name="Strong_20_Emphasis"><text:span text:style-name="T107">Volgende</text:span></text:span><text:span text:style-name="T86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19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78"><draw:control text:anchor-type="as-char" draw:z-index="4" draw:name="Vorm13" draw:style-name="gr1" draw:text-style-name="P106" svg:width="0.35cm" svg:height="0.35cm" draw:control="control3"/></text:span></text:span></text:p>
          </table:table-cell>
          <table:table-cell table:style-name="_32_._5f_Installatie_5f_uitvoeren.C23" office:value-type="string">
            <text:p text:style-name="P73"><text:span text:style-name="T80">Bij </text:span><text:span text:style-name="Strong_20_Emphasis"><text:span text:style-name="T97">Gebruikers</text:span></text:span><text:span text:style-name="T80">: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24" office:value-type="string">
            <text:p text:style-name="P72"><text:span text:style-name="T82">V</text:span><text:span text:style-name="T80">ul in </text:span><text:span text:style-name="Strong_20_Emphasis"><text:span text:style-name="T103">Wat is je naam?</text:span></text:span><text:span text:style-name="T44"> &lt;</text:span><text:span text:style-name="T13">gebruiker&gt;</text:span><text:span text:style-name="T76">,</text:span><text:span text:style-name="Strong_20_Emphasis"><text:span text:style-name="T77"><text:line-break/></text:span></text:span><text:span text:style-name="Strong_20_Emphasis"><text:span text:style-name="T103">Welke naam wil je gebruiken om in te loggen?</text:span></text:span><text:span text:style-name="T45"> &lt;</text:span><text:span text:style-name="T14">gebruikers</text:span><text:span text:style-name="T13">naam&gt;</text:span><text:span text:style-name="T42">,</text:span><text:span text:style-name="Strong_20_Emphasis"><text:span text:style-name="T166"><text:line-break/></text:span></text:span><text:span text:style-name="Strong_20_Emphasis"><text:span text:style-name="T104">Wat is de </text:span></text:span><text:span text:style-name="Strong_20_Emphasis"><text:span text:style-name="T103">naam van deze </text:span></text:span><text:span text:style-name="Strong_20_Emphasis"><text:span text:style-name="T104">computer</text:span></text:span><text:span text:style-name="Strong_20_Emphasis"><text:span text:style-name="T167"> </text:span></text:span><text:span text:style-name="T46">&lt;</text:span><text:span text:style-name="T13">computernaam&gt;</text:span><text:span text:style-name="T44">,</text:span></text:p>
            <text:p text:style-name="P84"><text:span text:style-name="T45">v</text:span><text:span text:style-name="T44">ul </text:span><text:span text:style-name="T47">tweemaal het </text:span><text:span text:style-name="Strong_20_Emphasis"><text:span text:style-name="T105">wachtwoord</text:span></text:span><text:span text:style-name="T47"> </text:span><text:span text:style-name="T44">in</text:span><text:span text:style-name="T41"> </text:span><text:span text:style-name="T50">en klik op </text:span><text:span text:style-name="Strong_20_Emphasis"><text:span text:style-name="T106">Volgende</text:span></text:span><text:span text:style-name="T50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24" office:value-type="string">
            <text:p text:style-name="P72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78"><draw:control text:anchor-type="as-char" draw:z-index="30" draw:name="Vorm 4" draw:style-name="gr1" draw:text-style-name="P106" svg:width="0.35cm" svg:height="0.35cm" draw:control="control29"/></text:span></text:span></text:p>
          </table:table-cell>
          <table:table-cell table:style-name="_32_._5f_Installatie_5f_uitvoeren.C24" office:value-type="string">
            <text:p text:style-name="P73"><text:span text:style-name="T80">Bij </text:span><text:span text:style-name="Strong_20_Emphasis"><text:span text:style-name="T100">Samenvatting</text:span></text:span><text:span text:style-name="T80">: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24" office:value-type="string">
            <text:p text:style-name="P83">Controleer de gemaakte keuzes en klik op <text:span text:style-name="Strong_20_Emphasis">Installe</text:span><text:span text:style-name="Strong_20_Emphasis"><text:span text:style-name="T275">e</text:span></text:span><text:span text:style-name="Strong_20_Emphasis">r</text:span>.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24" office:value-type="string">
            <text:p text:style-name="P72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78"><draw:control text:anchor-type="as-char" draw:z-index="31" draw:name="Vorm 11" draw:style-name="gr1" draw:text-style-name="P106" svg:width="0.35cm" svg:height="0.35cm" draw:control="control30"/></text:span></text:span></text:p>
          </table:table-cell>
          <table:table-cell table:style-name="_32_._5f_Installatie_5f_uitvoeren.C24" office:value-type="string">
            <text:p text:style-name="P73"><text:span text:style-name="T80">Bij </text:span><text:span text:style-name="Strong_20_Emphasis"><text:span text:style-name="T101">Installeer</text:span></text:span><text:span text:style-name="T80">: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24" office:value-type="string">
            <text:p text:style-name="P83"><text:span text:style-name="T272">Wacht op volgend scherm</text:span>.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24" office:value-type="string">
            <text:p text:style-name="P83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78"><draw:control text:anchor-type="as-char" draw:z-index="29" draw:name="Vorm 3" draw:style-name="gr1" draw:text-style-name="P106" svg:width="0.35cm" svg:height="0.35cm" draw:control="control28"/></text:span></text:span></text:p>
          </table:table-cell>
          <table:table-cell table:style-name="_32_._5f_Installatie_5f_uitvoeren.C24" office:value-type="string">
            <text:p text:style-name="P73"><text:span text:style-name="T80">Bij </text:span><text:span text:style-name="Strong_20_Emphasis"><text:span text:style-name="T100">Beëindigen</text:span></text:span><text:span text:style-name="T80">: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33" office:value-type="string">
            <text:p text:style-name="P83">Zorg dat <text:span text:style-name="T225">Nu herstarten</text:span> is aangevinkt en klik op <text:span text:style-name="T225">Voltooid</text:span>.</text:p>
          </table:table-cell>
        </table:table-row>
      </table:table>
      <text:p text:style-name="P93"><text:span text:style-name="Strong_20_Emphasis"/></text:p>
      <text:list text:continue-numbering="true" text:style-name="L1">
        <text:list-item>
          <text:p text:style-name="P103"><text:span text:style-name="Strong_20_Emphasis"><text:span text:style-name="T108">Installatie </text:span></text:span><text:span text:style-name="Strong_20_Emphasis"><text:span text:style-name="T109">afronden</text:span></text:span></text:p>
        </text:list-item>
      </text:list>
      <text:p text:style-name="P47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78"><draw:control text:anchor-type="as-char" draw:z-index="5" draw:name="Vorm22" draw:style-name="gr1" draw:text-style-name="P10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5"><text:span text:style-name="T48">Aanmelden als </text:span><text:span text:style-name="T51">&lt;</text:span><text:span text:style-name="T11">gebruike</text:span><text:span text:style-name="T12">r&gt;</text:span><text:span text:style-name="T54">.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5"><text:span text:style-name="Strong_20_Emphasis"><text:span text:style-name="T79"><draw:control text:anchor-type="as-char" draw:z-index="11" draw:name="Vorm 1" draw:style-name="gr1" draw:text-style-name="P106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44"><text:span text:style-name="T268">Volg de welkomstschermen.</text:span><text:span text:style-name="T257"/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71"><text:span text:style-name="Strong_20_Emphasis"><text:span text:style-name="T119"><draw:control text:anchor-type="as-char" draw:z-index="24" draw:name="Vorm4" draw:style-name="gr1" draw:text-style-name="P106" svg:width="0.35cm" svg:height="0.35cm" draw:control="control23"/></text:span></text:span></text:p>
          </table:table-cell>
          <table:table-cell table:style-name="_33_._5f_Installatie_5f_afronden.C5" office:value-type="string">
            <text:p text:style-name="P95"><text:span text:style-name="T74">T</text:span><text:span text:style-name="T55">yp </text:span><text:span text:style-name="User_20_Entry"><text:span text:style-name="T28">term</text:span></text:span><text:span text:style-name="T68"> </text:span><text:span text:style-name="T74">op het activiteitenoverzicht</text:span><text:span text:style-name="T168"><text:note text:id="ftn7" text:note-class="footnote"><text:note-citation>1</text:note-citation><text:note-body><text:p text:style-name="P22"><text:span text:style-name="T184">Druk op de Super-toets (Windows, Command, of Vergrootglas-toets) of klik in de linkerbovenhoek.</text:span><text:span text:style-name="T184"/></text:p></text:note-body></text:note></text:span><text:span text:style-name="T74"> </text:span><text:span text:style-name="T57">e</text:span><text:span text:style-name="T53">n </text:span><text:span text:style-name="T58">k</text:span><text:span text:style-name="T53">lik op het </text:span><text:span text:style-name="Strong_20_Emphasis"><text:span text:style-name="T94">Terminalvenster</text:span></text:span><text:span text:style-name="Strong_20_Emphasis"><text:span text:style-name="T75">-</text:span></text:span><text:span text:style-name="Strong_20_Emphasis"><text:span text:style-name="T53">pictogram</text:span></text:span><text:span text:style-name="Strong_20_Emphasis"><text:span text:style-name="T59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/></text:p>
          </table:table-cell>
          <table:table-cell table:style-name="_33_._5f_Installatie_5f_afronden.C6" office:value-type="string">
            <text:p text:style-name="P91"><text:span text:style-name="T8">Typ</text:span><text:span text:style-name="T56"> de </text:span><text:span text:style-name="T71">volgende </text:span><text:span text:style-name="T60">drie </text:span><text:span text:style-name="T56">opdrachten, ieder gevolgd door de </text:span><text:span text:style-name="T72">Enter</text:span><text:span text:style-name="T53">-toets: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7" office:value-type="string">
            <text:p text:style-name="P57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8" office:value-type="string">
            <text:p text:style-name="P82"><text:span text:style-name="User_20_Entry"><text:span text:style-name="T23">wget karelzimmer.nl/</text:span></text:span><text:span text:style-name="User_20_Entry"><text:span text:style-name="T161">getkz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9" office:value-type="string">
            <text:p text:style-name="P82"><text:span text:style-name="User_20_Entry"><text:span text:style-name="T23">bash </text:span></text:span><text:span text:style-name="User_20_Entry"><text:span text:style-name="T24">g</text:span></text:span><text:span text:style-name="User_20_Entry"><text:span text:style-name="T162">etkz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0" office:value-type="string">
            <text:p text:style-name="P48"><text:span text:style-name="Strong_20_Emphasis"><text:span text:style-name="T60">V</text:span>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71"><text:span text:style-name="Strong_20_Emphasis"><text:span text:style-name="T119"><draw:control text:anchor-type="as-char" draw:z-index="25" draw:name="Vorm 6" draw:style-name="gr1" draw:text-style-name="P106" svg:width="0.35cm" svg:height="0.35cm" draw:control="control24"/></text:span></text:span></text:p>
          </table:table-cell>
          <table:table-cell table:style-name="_33_._5f_Installatie_5f_afronden.C12" office:value-type="string">
            <text:p text:style-name="P96"><text:span text:style-name="T74">T</text:span><text:span text:style-name="T55">yp </text:span><text:span text:style-name="User_20_Entry"><text:span text:style-name="T29">menu</text:span></text:span><text:span text:style-name="T68"> </text:span><text:span text:style-name="T74">op het activiteitenoverzicht </text:span><text:span text:style-name="T57">e</text:span><text:span text:style-name="T53">n </text:span><text:span text:style-name="T58">k</text:span><text:span text:style-name="T53">lik op het </text:span><text:span text:style-name="Strong_20_Emphasis"><text:span text:style-name="T32">Installatiem</text:span></text:span><text:span text:style-name="Strong_20_Emphasis"><text:span text:style-name="T33">enu</text:span></text:span><text:span text:style-name="Strong_20_Emphasis"><text:span text:style-name="T94">-</text:span></text:span><text:span text:style-name="Strong_20_Emphasis"><text:span text:style-name="T53">pictogram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/></text:p>
          </table:table-cell>
          <table:table-cell table:style-name="_33_._5f_Installatie_5f_afronden.C13" office:value-type="string">
            <text:p text:style-name="P78"><text:span text:style-name="T69">Selecteer</text:span><text:span text:style-name="T63"> </text:span><text:span text:style-name="Strong_20_Emphasis"><text:span text:style-name="T34">3</text:span></text:span><text:span text:style-name="T88"> </text:span><text:span text:style-name="T89">Installatie</text:span><text:span text:style-name="T90"> </text:span><text:span text:style-name="T91">afronden</text:span><text:span text:style-name="T67">.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14" office:value-type="string">
            <text:p text:style-name="P50"><text:span text:style-name="T7">V</text:span><text:span text:style-name="T61">olg </text:span><text:span text:style-name="T62">de aanwijzingen op het scherm.</text:span></text:p>
          </table:table-cell>
        </table:table-row>
      </table:table>
      <text:p text:style-name="P47"><text:span text:style-name="Strong_20_Emphasis"><text:span text:style-name="T62"><text:tab/></text:span></text:span></text:p>
      <text:list text:continue-numbering="true" text:style-name="L1">
        <text:list-item>
          <text:p text:style-name="P102"><text:span text:style-name="Strong_20_Emphasis"><text:span text:style-name="T6">Gebruiker instellen</text:span></text:span></text:p>
        </text:list-item>
      </text:list>
      <text:p text:style-name="P3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78"><draw:control text:anchor-type="as-char" draw:z-index="7" draw:name="Vorm36_0" draw:style-name="gr1" draw:text-style-name="P106" svg:width="0.35cm" svg:height="0.35cm" draw:control="control6"/></text:span></text:span></text:p>
          </table:table-cell>
          <table:table-cell table:style-name="Tabel2.A1" office:value-type="string">
            <text:p text:style-name="P67"><text:span text:style-name="Strong_20_Emphasis"><text:span text:style-name="T78"><draw:control text:anchor-type="as-char" draw:z-index="10" draw:name="Vorm36_ 1" draw:style-name="gr1" draw:text-style-name="P106" svg:width="0.35cm" svg:height="0.35cm" draw:control="control9"/></text:span></text:span></text:p>
          </table:table-cell>
          <table:table-cell table:style-name="Tabel2.D1" office:value-type="string">
            <text:p text:style-name="P42"><text:span text:style-name="T48">Aanmelden als </text:span><text:span text:style-name="T51">&lt;</text:span><text:span text:style-name="T11">gebruike</text:span><text:span text:style-name="T12">r&gt;</text:span><text:span text:style-name="T52"><text:note text:id="ftn8" text:note-class="footnote"><text:note-citation>1</text:note-citation><text:note-body><text:p text:style-name="P53"><text:span text:style-name="T121">E</text:span><text:span text:style-name="T136">v</text:span><text:span text:style-name="T137">en</text:span><text:span text:style-name="T139">t</text:span><text:span text:style-name="T140">uele </text:span><text:span text:style-name="T141">extra </text:span><text:span text:style-name="T229">gebruiker</text:span><text:span text:style-name="T141">s aanmelden </text:span><text:span text:style-name="T142">en dezelfde stappen uitvoeren</text:span><text:span text:style-name="T138">.</text:span></text:p></text:note-body></text:note></text:span><text:span text:style-name="T48">.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 table:style-name="Tabel2.3"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67"><text:span text:style-name="Strong_20_Emphasis"/></text:p>
          </table:table-cell>
          <table:table-cell table:style-name="Tabel2.A1" office:value-type="string">
            <text:p text:style-name="P67"><text:span text:style-name="Strong_20_Emphasis"><text:span text:style-name="T78"><draw:control text:anchor-type="as-char" draw:z-index="12" draw:name="Vorm36_ 4" draw:style-name="gr1" draw:text-style-name="P106" svg:width="0.35cm" svg:height="0.35cm" draw:control="control11"/></text:span></text:span></text:p>
          </table:table-cell>
          <table:table-cell table:style-name="Tabel2.D2" office:value-type="string">
            <text:p text:style-name="P45"><text:span text:style-name="T269">Volg de welkomstschermen.</text:span><text:span text:style-name="T258"/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71"><text:span text:style-name="Strong_20_Emphasis"><text:span text:style-name="T119"><draw:control text:anchor-type="as-char" draw:z-index="26" draw:name="Vorm 9" draw:style-name="gr1" draw:text-style-name="P106" svg:width="0.35cm" svg:height="0.35cm" draw:control="control25"/></text:span></text:span></text:p>
          </table:table-cell>
          <table:table-cell table:style-name="Tabel2.A1" office:value-type="string">
            <text:p text:style-name="P71"><text:span text:style-name="Strong_20_Emphasis"><text:span text:style-name="T119"><draw:control text:anchor-type="as-char" draw:z-index="27" draw:name="Vorm 10" draw:style-name="gr1" draw:text-style-name="P106" svg:width="0.35cm" svg:height="0.35cm" draw:control="control26"/></text:span></text:span></text:p>
          </table:table-cell>
          <table:table-cell table:style-name="Tabel2.D5" office:value-type="string">
            <text:p text:style-name="P46"><text:span text:style-name="T74">T</text:span><text:span text:style-name="T55">yp </text:span><text:span text:style-name="User_20_Entry"><text:span text:style-name="T27">menu</text:span></text:span><text:span text:style-name="T68"> </text:span><text:span text:style-name="T74">op het activiteitenoverzicht </text:span><text:span text:style-name="T57">e</text:span><text:span text:style-name="T53">n </text:span><text:span text:style-name="T58">k</text:span><text:span text:style-name="T53">lik op het </text:span><text:span text:style-name="Strong_20_Emphasis"><text:span text:style-name="T32">Installatiem</text:span></text:span><text:span text:style-name="Strong_20_Emphasis"><text:span text:style-name="T33">enu</text:span></text:span><text:span text:style-name="Strong_20_Emphasis"><text:span text:style-name="T75">-</text:span></text:span><text:span text:style-name="Strong_20_Emphasis"><text:span text:style-name="T53">pictogram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0"><text:span text:style-name="T69">Selecteer</text:span><text:span text:style-name="T63"> </text:span><text:span text:style-name="Strong_20_Emphasis"><text:span text:style-name="T34">4</text:span></text:span><text:span text:style-name="T88"> </text:span><text:span text:style-name="T70">Gebruiker instellen</text:span><text:span text:style-name="T67">.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7" office:value-type="string">
            <text:p text:style-name="P51"><text:span text:style-name="T7">V</text:span><text:span text:style-name="T61">olg </text:span><text:span text:style-name="T62">de aanwijzingen op het scherm.</text:span></text:p>
          </table:table-cell>
        </table:table-row>
      </table:table>
      <text:p text:style-name="P20"/>
      <text:p text:style-name="P6"/>
      <text:p text:style-name="P55"><text:span text:style-name="T110">E</text:span><text:span text:style-name="T111">inde c</text:span><text:span text:style-name="T112">hecklist, </text:span><text:span text:style-name="T113">d</text:span><text:span text:style-name="T112">e</text:span><text:span text:style-name="T194"> installatie van </text:span><text:span text:style-name="T194"><text:user-field-get text:name="Distro">Debian</text:user-field-get></text:span><text:span text:style-name="T197"><text:s/></text:span><text:span text:style-name="T197"><text:user-field-get text:name="Version">12</text:user-field-get></text:span><text:span text:style-name="T195"><text:s/></text:span><text:span text:style-name="T199">Des</text:span><text:span text:style-name="T200">k</text:span><text:span text:style-name="T199">top</text:span><text:span text:style-name="T198"> </text:span><text:span text:style-name="T194">is voltooid.</text:span></text:p>
      <text:p text:style-name="P30"/>
      <text:list text:style-name="L2">
        <text:list-header>
          <text:p text:style-name="P104"><text:span text:style-name="T239">Geschreven door </text:span><text:a xlink:type="simple" xlink:href="mailto:info@karelzimmer.nl?subject=Checklist%20installatie%20Linux" text:style-name="Internet_20_link" text:visited-style-name="Visited_20_Internet_20_Link"><text:span text:style-name="T240">Karel Zimmer</text:span></text:a><text:span text:style-name="T241">.</text:span></text:p>
          <text:p text:style-name="P105"><text:span text:style-name="T243">Licentie </text:span><text:span text:style-name="T241">C</text:span><text:span text:style-name="T242">C0</text:span><text:span text:style-name="T241"> 1.0 </text:span><text:span text:style-name="T238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38"><text:s/></text:span><text:span text:style-name="T238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38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desktop</text:file-name><text:tab/><text:tab/><text:date style:data-style-name="N36" text:date-value="2025-03-06T19:11:36.654504141">06-03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06T19:11:36.490545851</dc:date>
    <meta:keyword>Installatie</meta:keyword>
    <meta:keyword>Checklist</meta:keyword>
    <meta:keyword>Linux</meta:keyword>
    <meta:editing-cycles>7074</meta:editing-cycles>
    <meta:editing-duration>P12DT21H17M38S</meta:editing-duration>
    <meta:print-date>2025-02-26T16:34:17.960837243</meta:print-date>
    <dc:creator>Karel Zimmer</dc:creator>
    <meta:document-statistic meta:table-count="4" meta:image-count="2" meta:object-count="0" meta:page-count="4" meta:paragraph-count="105" meta:word-count="549" meta:character-count="3754" meta:non-whitespace-character-count="3263"/>
    <meta:user-defined meta:name="Info 1"/>
    <meta:user-defined meta:name="Info 2"/>
    <meta:user-defined meta:name="Info 3"/>
    <meta:user-defined meta:name="Info 4"/>
  </office:meta>
</office:document-meta>
</file>